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 style:shadow="none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8.467cm" style:rel-column-width="4800*"/>
    </style:style>
    <style:style style:name="Tabella5.C" style:family="table-column">
      <style:table-column-properties style:column-width="2.699cm" style:rel-column-width="1530*"/>
    </style:style>
    <style:style style:name="Tabella5.D" style:family="table-column">
      <style:table-column-properties style:column-width="3.598cm" style:rel-column-width="2040*"/>
    </style:style>
    <style:style style:name="Tabella5.E" style:family="table-column">
      <style:table-column-properties style:column-width="3.387cm" style:rel-column-width="1920*"/>
    </style:style>
    <style:style style:name="Tabella5.F" style:family="table-column">
      <style:table-column-properties style:column-width="1.667cm" style:rel-column-width="945*"/>
    </style:style>
    <style:style style:name="Tabella5.G" style:family="table-column">
      <style:table-column-properties style:column-width="1.139cm" style:rel-column-width="646*"/>
    </style:style>
    <style:style style:name="Tabella5.H" style:family="table-column">
      <style:table-column-properties style:column-width="1.289cm" style:rel-column-width="731*"/>
    </style:style>
    <style:style style:name="Tabella5.I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I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D4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I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83caff" fo:padding="0cm" fo:border-left="0.05pt dotted #000000" fo:border-right="none" fo:border-top="none" fo:border-bottom="0.05pt dotted #000000">
        <style:background-image/>
      </style:table-cell-properties>
    </style:style>
    <style:style style:name="Tabella5.D7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8.652cm" table:align="margins" style:shadow="none"/>
    </style:style>
    <style:style style:name="Tabella2.A" style:family="table-column">
      <style:table-column-properties style:column-width="3.598cm" style:rel-column-width="2040*"/>
    </style:style>
    <style:style style:name="Tabella2.B" style:family="table-column">
      <style:table-column-properties style:column-width="5.054cm" style:rel-column-width="2865*"/>
    </style:style>
    <style:style style:name="Tabella2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Tabella2.A2" style:family="table-cell">
      <style:table-cell-properties fo:background-color="transparent" fo:padding-left="0.049cm" fo:padding-right="0.049cm" fo:padding-top="0cm" fo:padding-bottom="0cm" fo:border-left="none" fo:border-right="none" fo:border-top="none" fo:border-bottom="0.05pt dotted #000000">
        <style:background-image/>
      </style:table-cell-properties>
    </style:style>
    <style:style style:name="Tabella2.B2" style:family="table-cell">
      <style:table-cell-properties fo:background-color="transparent" fo:padding-left="0.049cm" fo:padding-right="0.049cm" fo:padding-top="0cm" fo:padding-bottom="0cm" fo:border-left="0.05pt dotted #000000" fo:border-right="0.05pt dotted #000000" fo:border-top="none" fo:border-bottom="0.05pt dotted #000000">
        <style:background-image/>
      </style:table-cell-properties>
    </style:style>
    <style:style style:name="Tabella2.A3" style:family="table-cell">
      <style:table-cell-properties fo:background-color="transparent" fo:padding-left="0.049cm" fo:padding-right="0.049cm" fo:padding-top="0cm" fo:padding-bottom="0cm" fo:border-left="none" fo:border-right="0.05pt dotted #000000" fo:border-top="none" fo:border-bottom="none">
        <style:background-image/>
      </style:table-cell-properties>
    </style:style>
    <style:style style:name="Tabella4" style:family="table">
      <style:table-properties style:width="5.45cm" fo:margin-left="0cm" table:align="left" style:shadow="none"/>
    </style:style>
    <style:style style:name="Tabella4.A" style:family="table-column">
      <style:table-column-properties style:column-width="3.307cm"/>
    </style:style>
    <style:style style:name="Tabella4.B" style:family="table-column">
      <style:table-column-properties style:column-width="2.143cm"/>
    </style:style>
    <style:style style:name="Tabella4.A1" style:family="table-cell">
      <style:table-cell-properties fo:padding-left="0.049cm" fo:padding-right="0.049cm" fo:padding-top="0cm" fo:padding-bottom="0cm" fo:border="none"/>
    </style:style>
    <style:style style:name="Tabella4.A2" style:family="table-cell">
      <style:table-cell-properties fo:padding-left="0.049cm" fo:padding-right="0.049cm" fo:padding-top="0cm" fo:padding-bottom="0cm" fo:border-left="none" fo:border-right="0.05pt dotted #000000" fo:border-top="none" fo:border-bottom="none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f811f" officeooo:paragraph-rsid="00df811f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e55ca5" officeooo:paragraph-rsid="00e55ca5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rsid="00dd009c" officeooo:paragraph-rsid="00dd009c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853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ffe5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e27e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0000cc" style:font-name="Nimbus Mono L" fo:font-size="8pt" fo:font-style="normal" fo:font-weight="bold" officeooo:paragraph-rsid="00e27e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2">Semilavorati</text:p>
            </table:table-cell>
            <table:table-cell table:style-name="Tabella5.A1" office:value-type="string">
              <text:p text:style-name="P52">Tessuti</text:p>
            </table:table-cell>
            <table:table-cell table:style-name="Tabella5.A1" office:value-type="string">
              <text:p text:style-name="P51">Mt.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I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9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4" table:number-columns-spanned="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6"><text:placeholder text:placeholder-type="text">&lt;for each="component, fabrics in get_product_components(line, (line.product_uom_qty - line.mx_assigned_qty - line.product_uom_maked_sync_qty))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55"><text:placeholder text:placeholder-type="text">&lt;component.default_code or '?'&gt;</text:placeholder></text:p>
                </table:table-cell>
                <table:table-cell table:style-name="Tabella2.B2" office:value-type="string">
                  <table:table table:name="Tabella4" table:style-name="Tabella4">
                    <table:table-column table:style-name="Tabella4.A"/>
                    <table:table-column table:style-name="Tabella4.B"/>
                    <table:table-row>
                      <table:table-cell table:style-name="Tabella4.A1" table:number-columns-spanned="2" office:value-type="string">
                        <text:p text:style-name="P58"><text:placeholder text:placeholder-type="text">&lt;for each="fabric, fabric_qty in fabrics"&gt;</text:placeholder></text:p>
                      </table:table-cell>
                      <table:covered-table-cell/>
                    </table:table-row>
                    <table:table-row>
                      <table:table-cell table:style-name="Tabella4.A2" office:value-type="string">
                        <text:p text:style-name="P58"><text:placeholder text:placeholder-type="text">&lt;fabric&gt;</text:placeholder></text:p>
                      </table:table-cell>
                      <table:table-cell table:style-name="Tabella4.A1" office:value-type="string">
                        <text:p text:style-name="P59"><text:placeholder text:placeholder-type="text">&lt;fabric_qty&gt;</text:placeholder></text:p>
                      </table:table-cell>
                    </table:table-row>
                    <table:table-row>
                      <table:table-cell table:style-name="Tabella4.A1" table:number-columns-spanned="2" office:value-type="string">
                        <text:p text:style-name="P58"><text:placeholder text:placeholder-type="text">&lt;/for&gt;</text:placeholder></text:p>
                      </table:table-cell>
                      <table:covered-table-cell/>
                    </table:table-row>
                  </table:table>
                  <text:p text:style-name="P57"/>
                </table:table-cell>
              </table:table-row>
              <table:table-row>
                <table:table-cell table:style-name="Tabella2.A3" table:number-columns-spanned="2" office:value-type="string">
                  <text:p text:style-name="P56"><text:placeholder text:placeholder-type="text">&lt;/for&gt;</text:placeholder></text:p>
                </table:table-cell>
                <table:covered-table-cell/>
              </table:table-row>
            </table:table>
            <text:p text:style-name="P54"><text:span text:style-name="T11"/></text:p>
          </table:table-cell>
          <table:covered-table-cell/>
          <table:covered-table-cell/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I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60">Totale </text:p>
          </table:table-cell>
          <table:covered-table-cell/>
          <table:table-cell table:style-name="Tabella5.C7" office:value-type="string">
            <text:p text:style-name="P28"><text:placeholder text:placeholder-type="text">&lt;int(total) if type == 'T1' else ''&gt;</text:placeholder> </text:p>
          </table:table-cell>
          <table:table-cell table:style-name="Tabella5.D7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soft-page-break/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7:51:44.971921630</dc:date>
    <meta:editing-duration>P2DT9H55M42S</meta:editing-duration>
    <meta:editing-cycles>574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68" meta:word-count="198" meta:character-count="2184" meta:non-whitespace-character-count="2051"/>
    <meta:user-defined meta:name="Info 1"/>
    <meta:user-defined meta:name="Info 2"/>
    <meta:user-defined meta:name="Info 3"/>
    <meta:user-defined meta:name="Info 4"/>
  </office:meta>
</office:document-meta>
</file>